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Only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Only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CF_20_Only_20_One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="Arrowheads_20_4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="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="CF_20_Zero_20_One" draw:marker-start-width="0.359cm" draw:marker-end="CF_20_Zero_20_One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39cm" fo:min-width="1.56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48cm" fo:min-width="1.118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449cm" fo:min-width="0.70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5.064cm" svg:y="7.223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5.699cm" svg:y="4.937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9.255cm" svg:y="4.937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684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2.43cm" svg:y="14.944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5.779cm" svg:y="12.811cm">
          <text:p text:style-name="P4">Tanggal </text:p>
          <text:p text:style-name="P1">diperbahar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svg:x1="3.604cm" svg:y1="6.207cm" svg:x2="6.684cm" svg:y2="7.223cm" draw:start-shape="id5" draw:start-glue-point="8" draw:end-shape="id6" draw:end-glue-point="0" svg:d="M3604 6207v509h3080v507" svg:viewBox="0 0 3081 1017">
          <text:p/>
        </draw:connector>
        <draw:connector draw:style-name="gr3" draw:text-style-name="P1" draw:layer="layout" svg:x1="7.16cm" svg:y1="6.207cm" svg:x2="6.684cm" svg:y2="7.223cm" draw:start-shape="id7" draw:start-glue-point="8" draw:end-shape="id6" draw:end-glue-point="0" svg:d="M7160 6207v509h-476v507" svg:viewBox="0 0 477 1017">
          <text:p/>
        </draw:connector>
        <draw:connector draw:style-name="gr3" draw:text-style-name="P1" draw:layer="layout" draw:line-skew="0cm 0cm 2.279cm" svg:x1="10.716cm" svg:y1="6.207cm" svg:x2="6.684cm" svg:y2="7.223cm" draw:start-shape="id8" draw:start-glue-point="8" draw:end-shape="id6" draw:end-glue-point="0" svg:d="M10716 6207v526h1961v-18h-5993v508" svg:viewBox="0 0 5994 1017">
          <text:p/>
        </draw:connector>
        <draw:connector draw:style-name="gr3" draw:text-style-name="P1" draw:layer="layout" svg:x1="14.145cm" svg:y1="6.207cm" svg:x2="6.684cm" svg:y2="7.223cm" draw:start-shape="id9" draw:start-glue-point="8" draw:end-shape="id6" draw:end-glue-point="0" svg:d="M14145 6207v573h-3800v-58h-3661v501" svg:viewBox="0 0 7462 1017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7.24cm" svg:y1="14.081cm" svg:x2="24.879cm" svg:y2="15.732cm" draw:start-shape="id13" draw:start-glue-point="8" draw:end-shape="id11" draw:end-glue-point="0" svg:d="M27240 14081v861h-2361v790" svg:viewBox="0 0 2362 1652">
          <text:p/>
        </draw:connector>
        <draw:connector draw:style-name="gr3" draw:text-style-name="P1" draw:layer="layout" svg:x1="3.096cm" svg:y1="18.018cm" svg:x2="13.804cm" svg:y2="16.367cm" draw:start-shape="id14" draw:start-glue-point="4" draw:end-shape="id15" draw:end-glue-point="2" svg:d="M3096 18018v-826h10708v-825" svg:viewBox="0 0 10709 1652">
          <text:p/>
        </draw:connector>
        <draw:connector draw:style-name="gr3" draw:text-style-name="P1" draw:layer="layout" svg:x1="6.652cm" svg:y1="18.018cm" svg:x2="13.804cm" svg:y2="16.367cm" draw:start-shape="id16" draw:start-glue-point="4" draw:end-shape="id15" draw:end-glue-point="2" svg:d="M6652 18018v-826h7152v-825" svg:viewBox="0 0 7153 1652">
          <text:p/>
        </draw:connector>
        <draw:connector draw:style-name="gr3" draw:text-style-name="P1" draw:layer="layout" svg:x1="10.208cm" svg:y1="18.018cm" svg:x2="13.804cm" svg:y2="16.367cm" draw:start-shape="id17" draw:start-glue-point="4" draw:end-shape="id15" draw:end-glue-point="2" svg:d="M10208 18018v-983h3596v-668" svg:viewBox="0 0 3597 1652">
          <text:p/>
        </draw:connector>
        <draw:custom-shape draw:style-name="gr7" draw:text-style-name="P2" xml:id="id18" draw:id="id18" draw:layer="layout" svg:width="3.937cm" svg:height="2.413cm" svg:x="14.843cm" svg:y="6.969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305cm" svg:y1="8.29cm" svg:x2="14.843cm" svg:y2="8.176cm" draw:start-shape="id6" draw:start-glue-point="1" draw:end-shape="id18" draw:end-glue-point="5" svg:d="M8305 8290h3277v-114h3261" svg:viewBox="0 0 6539 115">
          <text:p/>
        </draw:connector>
        <draw:connector draw:style-name="gr3" draw:text-style-name="P1" xml:id="id22" draw:id="id22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6.684cm" svg:y1="9.357cm" svg:x2="12.43cm" svg:y2="15.655cm" draw:start-shape="id6" draw:start-glue-point="2" draw:end-shape="id15" draw:end-glue-point="3" svg:d="M6684 9357v6298h5746" svg:viewBox="0 0 5747 6299">
          <text:p/>
        </draw:connector>
        <draw:custom-shape draw:style-name="gr10" draw:text-style-name="P2" draw:layer="layout" svg:width="3.937cm" svg:height="1.651cm" svg:x="7.223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812cm" svg:y1="9.382cm" svg:x2="23.612cm" svg:y2="16.443cm" draw:start-shape="id18" draw:start-glue-point="6" draw:end-shape="id11" draw:end-glue-point="3" svg:d="M16812 9382v7061h6800" svg:viewBox="0 0 6801 7062">
          <text:p/>
        </draw:connector>
        <draw:connector draw:style-name="gr12" draw:text-style-name="P1" draw:layer="layout" svg:x1="22.533cm" svg:y1="2.854cm" svg:x2="16.812cm" svg:y2="6.969cm" draw:start-shape="id2" draw:start-glue-point="3" draw:end-shape="id18" draw:end-glue-point="4" svg:d="M22533 2854h-5721v4115" svg:viewBox="0 0 5722 4116">
          <text:p/>
        </draw:connector>
        <draw:custom-shape draw:style-name="gr7" draw:text-style-name="P2" xml:id="id23" draw:id="id23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6" draw:layer="layout" draw:line-skew="-2.91cm 0.363cm" svg:x1="15.179cm" svg:y1="15.655cm" svg:x2="24.879cm" svg:y2="17.155cm" draw:start-shape="id15" draw:start-glue-point="1" draw:end-shape="id11" draw:end-glue-point="2" svg:d="M15179 15655h1306v2363h8394v-863" svg:viewBox="0 0 9701 2364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5" draw:id="id25" draw:layer="layout" svg:width="2.921cm" svg:height="1.27cm" svg:x="3.286cm" svg:y="12.43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2.921cm" svg:height="1.27cm" svg:x="3.413cm" svg:y="15.478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2.921cm" svg:height="1.27cm" svg:x="3.413cm" svg:y="13.954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2.921cm" svg:height="1.27cm" svg:x="25.638cm" svg:y="18.399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2.921cm" svg:height="1.27cm" svg:x="22.59cm" svg:y="18.272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7.099cm" svg:y1="18.399cm" svg:x2="24.879cm" svg:y2="17.155cm" draw:start-shape="id19" draw:start-glue-point="4" draw:end-shape="id11" draw:end-glue-point="2" svg:d="M27099 18399v-254h-2220v-990" svg:viewBox="0 0 2221 1245">
          <text:p/>
        </draw:connector>
        <draw:connector draw:style-name="gr3" draw:text-style-name="P6" draw:layer="layout" draw:line-skew="0.432cm" svg:x1="24.051cm" svg:y1="18.272cm" svg:x2="24.879cm" svg:y2="17.155cm" draw:start-shape="id20" draw:start-glue-point="4" draw:end-shape="id11" draw:end-glue-point="2" svg:d="M24051 18272v-127h828v-990" svg:viewBox="0 0 829 1118">
          <text:p/>
        </draw:connector>
        <draw:connector draw:style-name="gr3" draw:text-style-name="P6" draw:layer="layout" svg:x1="20.05cm" svg:y1="15.351cm" svg:x2="24.879cm" svg:y2="15.732cm" draw:start-shape="id21" draw:start-glue-point="10" draw:end-shape="id11" draw:end-glue-point="0" svg:d="M20050 15351h1772v-121h3057v502" svg:viewBox="0 0 4830 503">
          <text:p/>
        </draw:connector>
        <draw:custom-shape draw:style-name="gr1" draw:text-style-name="P2" xml:id="id24" draw:id="id24" draw:layer="layout" svg:width="3.49cm" svg:height="2.134cm" svg:x="1.32cm" svg:y="9.788cm">
          <text:p text:style-name="P1">Table </text:p>
          <text:p text:style-name="P1">Jumlah Vote</text:p>
          <text:p text:style-name="P1"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line-skew="4.11cm" svg:x1="24.276cm" svg:y1="2.143cm" svg:x2="15.986cm" svg:y2="1.318cm" draw:start-shape="id22" draw:start-glue-point="0" draw:end-shape="id23" draw:end-glue-point="7" svg:d="M24276 2143h-35v-825h-8255" svg:viewBox="0 0 8291 826">
          <text:p/>
        </draw:connector>
        <draw:connector draw:style-name="gr15" draw:text-style-name="P6" draw:layer="layout" draw:line-skew="-0.436cm" svg:x1="12.049cm" svg:y1="1.318cm" svg:x2="1.32cm" svg:y2="10.855cm" draw:start-shape="id23" draw:start-glue-point="5" draw:end-shape="id24" draw:end-glue-point="3" svg:d="M12049 1318h-11684v9537h955" svg:viewBox="0 0 11685 9538">
          <text:p/>
        </draw:connector>
        <draw:connector draw:style-name="gr16" draw:text-style-name="P6" draw:layer="layout" svg:x1="5.064cm" svg:y1="8.29cm" svg:x2="3.065cm" svg:y2="9.788cm" draw:start-shape="id6" draw:start-glue-point="3" draw:end-shape="id24" draw:end-glue-point="0" svg:d="M5064 8290h-1999v1498" svg:viewBox="0 0 2000 1499">
          <text:p/>
        </draw:connector>
        <draw:connector draw:style-name="gr16" draw:text-style-name="P6" draw:layer="layout" svg:x1="4.81cm" svg:y1="10.855cm" svg:x2="24.879cm" svg:y2="15.732cm" draw:start-shape="id24" draw:start-glue-point="1" draw:end-shape="id11" draw:end-glue-point="0" svg:d="M4810 10855h20069v4877" svg:viewBox="0 0 20070 4878">
          <text:p/>
        </draw:connector>
        <draw:connector draw:style-name="gr3" draw:text-style-name="P6" draw:layer="layout" svg:x1="3.065cm" svg:y1="11.922cm" svg:x2="4.747cm" svg:y2="12.43cm" draw:start-shape="id24" draw:start-glue-point="2" draw:end-shape="id25" draw:end-glue-point="4" svg:d="M3065 11922v254h1682v254" svg:viewBox="0 0 1683 509">
          <text:p/>
        </draw:connector>
        <draw:connector draw:style-name="gr3" draw:text-style-name="P6" draw:layer="layout" svg:x1="3.065cm" svg:y1="11.922cm" svg:x2="3.413cm" svg:y2="14.589cm" draw:start-shape="id24" draw:start-glue-point="2" draw:end-shape="id26" draw:end-glue-point="6" svg:d="M3065 11922v1016h-154v1651h502" svg:viewBox="0 0 503 2668">
          <text:p/>
        </draw:connector>
        <draw:connector draw:style-name="gr3" draw:text-style-name="P6" draw:layer="layout" svg:x1="3.065cm" svg:y1="11.922cm" svg:x2="3.413cm" svg:y2="16.113cm" draw:start-shape="id24" draw:start-glue-point="2" draw:end-shape="id27" draw:end-glue-point="6" svg:d="M3065 11922v1778h-154v2413h502" svg:viewBox="0 0 503 4192">
          <text:p/>
        </draw:connector>
        <draw:custom-shape draw:style-name="gr17" draw:text-style-name="P3" xml:id="id29" draw:id="id29" draw:layer="layout" svg:width="2.921cm" svg:height="1.397cm" svg:x="0.111cm" svg:y="15.986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8" draw:id="id28" draw:layer="layout" svg:width="2.286cm" svg:height="1.27cm" svg:x="0.365cm" svg:y="12.81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6" draw:layer="layout" svg:x1="1.508cm" svg:y1="12.811cm" svg:x2="3.065cm" svg:y2="11.922cm" draw:start-shape="id28" draw:start-glue-point="4" draw:end-shape="id24" draw:end-glue-point="2" svg:d="M1508 12811v-444h1557v-445" svg:viewBox="0 0 1558 890">
          <text:p/>
        </draw:connector>
        <draw:connector draw:style-name="gr3" draw:text-style-name="P6" draw:layer="layout" draw:line-skew="0.762cm" svg:x1="1.572cm" svg:y1="15.986cm" svg:x2="3.065cm" svg:y2="11.922cm" draw:start-shape="id29" draw:start-glue-point="4" draw:end-shape="id24" draw:end-glue-point="2" svg:d="M1572 15986v-1270h1493v-2794" svg:viewBox="0 0 1494 4065">
          <text:p/>
        </draw:connector>
        <draw:custom-shape draw:style-name="gr7" draw:text-style-name="P2" draw:layer="layout" svg:width="3.937cm" svg:height="2.413cm" svg:x="11.033cm" svg:y="9.63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draw:layer="layout" svg:width="2.413cm" svg:height="1.397cm" svg:x="1.889cm" svg:y="7.604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3" draw:display-name="Arrowheads 3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Arrowheads_20_4" draw:display-name="Arrowheads 4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Arrowheads_20_5" draw:display-name="Arrowheads 5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CF_20_Many" draw:display-name="CF Many" svg:viewBox="0 -3000 3000 3000" svg:d="M1500 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14:40:11.241911592</dc:date>
    <meta:editing-duration>PT27M25S</meta:editing-duration>
    <meta:editing-cycles>5</meta:editing-cycles>
    <meta:generator>LibreOffice/6.0.7.3$Linux_X86_64 LibreOffice_project/00m0$Build-3</meta:generator>
    <meta:document-statistic meta:object-count="63"/>
  </office:meta>
</office:document-meta>
</file>